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roma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fo:border="0in solid #FFFFFF" fo:padding="0.4305in" style:shadow="#000000 0in 0in" style:page-number="auto"/>
    </style:style>
    <style:style style:name="P5" style:parent-style-name="Title" style:family="paragraph">
      <style:paragraph-properties fo:border="0in solid #FFFFFF" fo:padding="0.4305in" style:shadow="#000000 0in 0in"/>
    </style:style>
    <style:style style:name="P6" style:parent-style-name="Title" style:family="paragraph">
      <style:paragraph-properties fo:border="0in solid #FFFFFF" fo:padding="0.4305in" style:shadow="#000000 0in 0in"/>
    </style:style>
    <style:style style:name="P7" style:parent-style-name="Title" style:family="paragraph">
      <style:paragraph-properties fo:border="0in solid #FFFFFF" fo:padding="0.4305in" style:shadow="#000000 0in 0in"/>
    </style:style>
    <style:style style:name="P8" style:parent-style-name="Title" style:family="paragraph">
      <style:paragraph-properties fo:border="0in solid #FFFFFF" fo:padding="0.4305in" style:shadow="#000000 0in 0in"/>
    </style:style>
    <style:style style:name="P9" style:parent-style-name="Title" style:family="paragraph">
      <style:paragraph-properties fo:border="0in solid #FFFFFF" fo:padding="0.4305in" style:shadow="#000000 0in 0in"/>
    </style:style>
    <style:style style:name="P10" style:parent-style-name="Title" style:family="paragraph">
      <style:paragraph-properties fo:border="0in solid #FFFFFF" fo:padding="0.4305in" style:shadow="#000000 0in 0in"/>
    </style:style>
    <style:style style:name="P11" style:parent-style-name="Title" style:family="paragraph">
      <style:paragraph-properties fo:border="0in solid #FFFFFF" fo:padding="0.4305in" style:shadow="#000000 0in 0in"/>
    </style:style>
    <style:style style:name="P12" style:parent-style-name="Title" style:family="paragraph">
      <style:paragraph-properties fo:border="0in solid #FFFFFF" fo:padding="0.4305in" style:shadow="#000000 0in 0in"/>
    </style:style>
    <style:style style:name="P13" style:parent-style-name="Subtitle" style:family="paragraph">
      <style:paragraph-properties fo:border="0in solid #FFFFFF" fo:padding="0.4305in" style:shadow="#000000 0in 0in"/>
    </style:style>
    <style:style style:name="P14" style:parent-style-name="Normal" style:family="paragraph">
      <style:paragraph-properties fo:border="0in solid #FFFFFF" fo:padding="0.4305in" style:shadow="#000000 0in 0in"/>
    </style:style>
    <style:style style:name="P15" style:parent-style-name="Normal" style:family="paragraph">
      <style:paragraph-properties fo:border="0in solid #FFFFFF" fo:padding="0.4305in" style:shadow="#000000 0in 0in"/>
    </style:style>
    <style:style style:name="P16" style:parent-style-name="Normal" style:family="paragraph">
      <style:paragraph-properties fo:border="0in solid #FFFFFF" fo:padding="0.4305in" style:shadow="#000000 0in 0in"/>
    </style:style>
    <style:style style:name="P17" style:parent-style-name="Normal" style:family="paragraph">
      <style:paragraph-properties fo:border="0in solid #FFFFFF" fo:padding="0.4305in" style:shadow="#000000 0in 0in"/>
    </style:style>
    <style:style style:name="P18" style:parent-style-name="Normal" style:family="paragraph">
      <style:paragraph-properties fo:border="0in solid #FFFFFF" fo:padding="0.4305in" style:shadow="#000000 0in 0in"/>
    </style:style>
    <style:style style:name="P19" style:parent-style-name="Normal" style:family="paragraph">
      <style:paragraph-properties fo:border="0in solid #FFFFFF" fo:padding="0.4305in" style:shadow="#000000 0in 0in"/>
    </style:style>
    <style:style style:name="P20" style:parent-style-name="Normal" style:family="paragraph">
      <style:paragraph-properties fo:border="0in solid #FFFFFF" fo:padding="0.4305in" style:shadow="#000000 0in 0in"/>
    </style:style>
    <style:style style:name="P21" style:parent-style-name="Normal" style:family="paragraph">
      <style:paragraph-properties fo:border="0in solid #FFFFFF" fo:padding="0.4305in" style:shadow="#000000 0in 0in"/>
    </style:style>
    <style:style style:name="P22" style:parent-style-name="Normal" style:family="paragraph">
      <style:paragraph-properties fo:border="0in solid #FFFFFF" fo:padding="0.4305in" style:shadow="#000000 0in 0in"/>
    </style:style>
    <style:style style:name="P23" style:parent-style-name="Normal" style:family="paragraph">
      <style:paragraph-properties fo:border="0in solid #FFFFFF" fo:padding="0.4305in" style:shadow="#000000 0in 0in"/>
    </style:style>
    <style:style style:name="P24" style:parent-style-name="Normal" style:family="paragraph">
      <style:paragraph-properties fo:border="0in solid #FFFFFF" fo:padding="0.4305in" style:shadow="#000000 0in 0in"/>
    </style:style>
    <style:style style:name="P25" style:parent-style-name="Normal" style:family="paragraph">
      <style:paragraph-properties fo:border="0in solid #FFFFFF" fo:padding="0.4305in" style:shadow="#000000 0in 0in"/>
    </style:style>
    <style:style style:name="P26" style:parent-style-name="Normal" style:family="paragraph">
      <style:paragraph-properties fo:border="0in solid #FFFFFF" fo:padding="0.4305in" style:shadow="#000000 0in 0in"/>
    </style:style>
    <style:style style:name="P27" style:parent-style-name="Normal" style:family="paragraph">
      <style:paragraph-properties fo:border="0in solid #FFFFFF" fo:padding="0.4305in" style:shadow="#000000 0in 0in"/>
    </style:style>
    <style:style style:name="P28" style:parent-style-name="Normal" style:family="paragraph">
      <style:paragraph-properties fo:border="0in solid #FFFFFF" fo:padding="0.4305in" style:shadow="#000000 0in 0in"/>
    </style:style>
    <style:style style:name="P29" style:parent-style-name="Normal" style:family="paragraph">
      <style:paragraph-properties fo:border="0in solid #FFFFFF" fo:padding="0.4305in" style:shadow="#000000 0in 0in"/>
    </style:style>
    <style:style style:name="P30" style:parent-style-name="Normal" style:family="paragraph">
      <style:paragraph-properties fo:border="0in solid #FFFFFF" fo:padding="0.4305in" style:shadow="#000000 0in 0in"/>
    </style:style>
    <style:style style:name="P31" style:parent-style-name="Normal" style:family="paragraph">
      <style:paragraph-properties fo:border="0in solid #FFFFFF" fo:padding="0.4305in" style:shadow="#000000 0in 0in"/>
      <style:text-properties fo:font-size="10.5pt" style:font-size-asian="10.5pt" style:font-size-complex="10.5pt" fo:background-color="#EDF7FC"/>
    </style:style>
    <style:style style:name="P32" style:parent-style-name="Normal" style:family="paragraph">
      <style:paragraph-properties fo:border="0in solid #FFFFFF" fo:padding="0.4305in" style:shadow="#000000 0in 0in"/>
    </style:style>
    <style:style style:name="T33" style:parent-style-name="DefaultParagraphFont" style:family="text">
      <style:text-properties fo:font-size="10.5pt" style:font-size-asian="10.5pt" style:font-size-complex="10.5pt" fo:background-color="#EDF7FC"/>
    </style:style>
    <style:style style:name="T34" style:parent-style-name="DefaultParagraphFont" style:family="text">
      <style:text-properties fo:font-size="10.5pt" style:font-size-asian="10.5pt" style:font-size-complex="10.5pt" fo:background-color="#EDF7FC"/>
    </style:style>
    <style:style style:name="T35" style:parent-style-name="DefaultParagraphFont" style:family="text">
      <style:text-properties fo:font-size="10.5pt" style:font-size-asian="10.5pt" style:font-size-complex="10.5pt" fo:background-color="#EDF7FC"/>
    </style:style>
    <style:style style:name="T36" style:parent-style-name="DefaultParagraphFont" style:family="text">
      <style:text-properties fo:color="#1155CC" fo:font-size="10.5pt" style:font-size-asian="10.5pt" style:font-size-complex="10.5pt" fo:background-color="#EDF7FC" style:text-underline-type="single" style:text-underline-style="solid" style:text-underline-width="auto" style:text-underline-mode="continuous"/>
    </style:style>
    <style:style style:name="T37" style:parent-style-name="DefaultParagraphFont" style:family="text">
      <style:text-properties fo:font-size="10.5pt" style:font-size-asian="10.5pt" style:font-size-complex="10.5pt" fo:background-color="#EDF7FC"/>
    </style:style>
    <style:style style:name="T38" style:parent-style-name="DefaultParagraphFont" style:family="text">
      <style:text-properties fo:color="#1155CC" fo:font-size="10.5pt" style:font-size-asian="10.5pt" style:font-size-complex="10.5pt" fo:background-color="#EDF7FC" style:text-underline-type="single" style:text-underline-style="solid" style:text-underline-width="auto" style:text-underline-mode="continuous"/>
    </style:style>
    <style:style style:name="T39" style:parent-style-name="DefaultParagraphFont" style:family="text">
      <style:text-properties fo:font-size="10.5pt" style:font-size-asian="10.5pt" style:font-size-complex="10.5pt" fo:background-color="#EDF7FC"/>
    </style:style>
    <style:style style:name="P40" style:parent-style-name="Heading2" style:family="paragraph">
      <style:paragraph-properties fo:border="0in solid #FFFFFF" fo:padding="0.4305in" style:shadow="#000000 0in 0in"/>
    </style:style>
    <style:style style:name="P41" style:parent-style-name="Normal" style:family="paragraph">
      <style:paragraph-properties fo:border="0in solid #FFFFFF" fo:padding="0.4305in" style:shadow="#000000 0in 0in"/>
    </style:style>
    <style:style style:name="P42" style:parent-style-name="Normal" style:family="paragraph">
      <style:paragraph-properties fo:border="0in solid #FFFFFF" fo:padding="0.4305in" style:shadow="#000000 0in 0in"/>
    </style:style>
    <style:style style:name="P43" style:parent-style-name="Normal" style:family="paragraph">
      <style:paragraph-properties fo:border="0in solid #FFFFFF" fo:padding="0.4305in" style:shadow="#000000 0in 0in"/>
    </style:style>
    <style:style style:name="P44" style:parent-style-name="Normal" style:family="paragraph">
      <style:paragraph-properties fo:border="0in solid #FFFFFF" fo:padding="0.4305in" style:shadow="#000000 0in 0in"/>
    </style:style>
    <style:style style:name="P45" style:parent-style-name="Normal" style:family="paragraph">
      <style:paragraph-properties fo:border="0in solid #FFFFFF" fo:padding="0.4305in" style:shadow="#000000 0in 0in"/>
    </style:style>
    <style:style style:name="P46" style:parent-style-name="Heading2" style:family="paragraph">
      <style:paragraph-properties fo:border="0in solid #FFFFFF" fo:padding="0.4305in" style:shadow="#000000 0in 0in"/>
    </style:style>
    <style:style style:name="P47" style:parent-style-name="Normal" style:family="paragraph">
      <style:paragraph-properties fo:border="0in solid #FFFFFF" fo:padding="0.4305in" style:shadow="#000000 0in 0in"/>
    </style:style>
    <style:style style:name="P48" style:parent-style-name="Normal" style:family="paragraph">
      <style:paragraph-properties fo:border="0in solid #FFFFFF" fo:padding="0.4305in" style:shadow="#000000 0in 0in"/>
    </style:style>
    <style:style style:name="P49" style:parent-style-name="Normal" style:family="paragraph">
      <style:paragraph-properties fo:border="0in solid #FFFFFF" fo:padding="0.4305in" style:shadow="#000000 0in 0in"/>
    </style:style>
    <style:style style:name="P50" style:parent-style-name="Normal" style:family="paragraph">
      <style:paragraph-properties fo:border="0in solid #FFFFFF" fo:padding="0.4305in" style:shadow="#000000 0in 0in"/>
    </style:style>
    <style:style style:name="P51" style:parent-style-name="Normal" style:family="paragraph">
      <style:paragraph-properties fo:border="0in solid #FFFFFF" fo:padding="0.4305in" style:shadow="#000000 0in 0in"/>
    </style:style>
    <style:style style:name="P52" style:parent-style-name="Normal" style:family="paragraph">
      <style:paragraph-properties fo:border="0in solid #FFFFFF" fo:padding="0.4305in" style:shadow="#000000 0in 0in"/>
    </style:style>
    <style:style style:name="P53" style:parent-style-name="Normal" style:family="paragraph">
      <style:paragraph-properties fo:border="0in solid #FFFFFF" fo:padding="0.4305in" style:shadow="#000000 0in 0in"/>
    </style:style>
    <style:style style:name="P54" style:parent-style-name="Normal" style:family="paragraph">
      <style:paragraph-properties fo:border="0in solid #FFFFFF" fo:padding="0.4305in" style:shadow="#000000 0in 0in"/>
    </style:style>
    <style:style style:name="P55" style:parent-style-name="Normal" style:family="paragraph">
      <style:paragraph-properties fo:border="0in solid #FFFFFF" fo:padding="0.4305in" style:shadow="#000000 0in 0in"/>
    </style:style>
    <style:style style:name="P56" style:parent-style-name="Normal" style:family="paragraph">
      <style:paragraph-properties fo:border="0in solid #FFFFFF" fo:padding="0.4305in" style:shadow="#000000 0in 0in"/>
    </style:style>
    <style:style style:name="P57" style:parent-style-name="Normal" style:family="paragraph">
      <style:paragraph-properties fo:border="0in solid #FFFFFF" fo:padding="0.4305in" style:shadow="#000000 0in 0in"/>
    </style:style>
    <style:style style:name="P58" style:parent-style-name="Normal" style:family="paragraph">
      <style:paragraph-properties fo:border="0in solid #FFFFFF" fo:padding="0.4305in" style:shadow="#000000 0in 0in"/>
    </style:style>
    <style:style style:name="P59" style:parent-style-name="Normal" style:family="paragraph">
      <style:paragraph-properties fo:border="0in solid #FFFFFF" fo:padding="0.4305in" style:shadow="#000000 0in 0in"/>
    </style:style>
    <style:style style:name="P60" style:parent-style-name="Normal" style:family="paragraph">
      <style:paragraph-properties fo:border="0in solid #FFFFFF" fo:padding="0.4305in" style:shadow="#000000 0in 0in"/>
    </style:style>
    <style:style style:name="P61" style:parent-style-name="Normal" style:family="paragraph">
      <style:paragraph-properties fo:border="0in solid #FFFFFF" fo:padding="0.4305in" style:shadow="#000000 0in 0in"/>
    </style:style>
    <style:style style:name="P62" style:parent-style-name="Heading2" style:family="paragraph">
      <style:paragraph-properties fo:border="0in solid #FFFFFF" fo:padding="0.4305in" style:shadow="#000000 0in 0in"/>
    </style:style>
    <style:style style:name="P63" style:parent-style-name="Normal" style:family="paragraph">
      <style:paragraph-properties fo:border="0in solid #FFFFFF" fo:padding="0.4305in" style:shadow="#000000 0in 0in"/>
    </style:style>
    <style:style style:name="P64" style:parent-style-name="Heading2" style:family="paragraph">
      <style:paragraph-properties fo:border="0in solid #FFFFFF" fo:padding="0.4305in" style:shadow="#000000 0in 0in"/>
    </style:style>
    <style:style style:name="P65" style:parent-style-name="Normal" style:family="paragraph">
      <style:paragraph-properties fo:border="0in solid #FFFFFF" fo:padding="0.4305in" style:shadow="#000000 0in 0in"/>
    </style:style>
    <style:style style:name="P66" style:parent-style-name="Normal" style:family="paragraph">
      <style:paragraph-properties fo:border="0in solid #FFFFFF" fo:padding="0.4305in" style:shadow="#000000 0in 0in"/>
    </style:style>
    <style:style style:name="P67" style:parent-style-name="Normal" style:family="paragraph">
      <style:paragraph-properties fo:border="0in solid #FFFFFF" fo:padding="0.4305in" style:shadow="#000000 0in 0in"/>
    </style:style>
    <style:style style:name="P68" style:parent-style-name="Normal" style:family="paragraph">
      <style:paragraph-properties fo:border="0in solid #FFFFFF" fo:padding="0.4305in" style:shadow="#000000 0in 0in"/>
    </style:style>
    <style:style style:name="P69" style:parent-style-name="Normal" style:family="paragraph">
      <style:paragraph-properties fo:border="0in solid #FFFFFF" fo:padding="0.4305in" style:shadow="#000000 0in 0in"/>
    </style:style>
    <style:style style:name="P70" style:parent-style-name="Normal" style:family="paragraph">
      <style:paragraph-properties fo:border="0in solid #FFFFFF" fo:padding="0.4305in" style:shadow="#000000 0in 0in"/>
    </style:style>
    <style:style style:name="P71" style:parent-style-name="Normal" style:family="paragraph">
      <style:paragraph-properties fo:border="0in solid #FFFFFF" fo:padding="0.4305in" style:shadow="#000000 0in 0in"/>
    </style:style>
    <style:style style:name="P72" style:parent-style-name="Normal" style:family="paragraph">
      <style:paragraph-properties fo:border="0in solid #FFFFFF" fo:padding="0.4305in" style:shadow="#000000 0in 0in"/>
    </style:style>
    <style:style style:name="P73" style:parent-style-name="Normal" style:family="paragraph">
      <style:paragraph-properties fo:border="0in solid #FFFFFF" fo:padding="0.4305in" style:shadow="#000000 0in 0in"/>
    </style:style>
    <style:style style:name="P74" style:parent-style-name="Normal" style:family="paragraph">
      <style:paragraph-properties fo:border="0in solid #FFFFFF" fo:padding="0.4305in" style:shadow="#000000 0in 0in"/>
    </style:style>
    <style:style style:name="P75" style:parent-style-name="Normal" style:family="paragraph">
      <style:paragraph-properties fo:border="0in solid #FFFFFF" fo:padding="0.4305in" style:shadow="#000000 0in 0in"/>
    </style:style>
    <style:style style:name="P76" style:parent-style-name="Heading2" style:family="paragraph">
      <style:paragraph-properties fo:border="0in solid #FFFFFF" fo:padding="0.4305in" style:shadow="#000000 0in 0in"/>
    </style:style>
    <style:style style:name="P77" style:parent-style-name="Normal" style:family="paragraph">
      <style:paragraph-properties fo:border="0in solid #FFFFFF" fo:padding="0.4305in" style:shadow="#000000 0in 0in"/>
    </style:style>
    <style:style style:name="P78" style:parent-style-name="Normal" style:family="paragraph">
      <style:paragraph-properties fo:border="0in solid #FFFFFF" fo:padding="0.4305in" style:shadow="#000000 0in 0in"/>
    </style:style>
    <style:style style:name="P79" style:parent-style-name="Normal" style:family="paragraph">
      <style:paragraph-properties fo:border="0in solid #FFFFFF" fo:padding="0.4305in" style:shadow="#000000 0in 0in"/>
    </style:style>
    <style:style style:name="P80" style:parent-style-name="Normal" style:family="paragraph">
      <style:paragraph-properties fo:border="0in solid #FFFFFF" fo:padding="0.4305in" style:shadow="#000000 0in 0in"/>
    </style:style>
    <style:style style:name="P81" style:parent-style-name="Normal" style:family="paragraph">
      <style:paragraph-properties fo:border="0in solid #FFFFFF" fo:padding="0.4305in" style:shadow="#000000 0in 0in"/>
    </style:style>
    <style:style style:name="P82" style:parent-style-name="Normal" style:family="paragraph">
      <style:paragraph-properties fo:border="0in solid #FFFFFF" fo:padding="0.4305in" style:shadow="#000000 0in 0in"/>
    </style:style>
    <style:style style:name="P83" style:parent-style-name="Normal" style:family="paragraph">
      <style:paragraph-properties fo:border="0in solid #FFFFFF" fo:padding="0.4305in" style:shadow="#000000 0in 0in"/>
    </style:style>
    <style:style style:name="P84" style:parent-style-name="Normal" style:family="paragraph">
      <style:paragraph-properties fo:border="0in solid #FFFFFF" fo:padding="0.4305in" style:shadow="#000000 0in 0in"/>
    </style:style>
    <style:style style:name="P85" style:parent-style-name="Normal" style:family="paragraph">
      <style:paragraph-properties fo:border="0in solid #FFFFFF" fo:padding="0.4305in" style:shadow="#000000 0in 0in"/>
    </style:style>
    <style:style style:name="P86" style:parent-style-name="Normal" style:family="paragraph">
      <style:paragraph-properties fo:border="0in solid #FFFFFF" fo:padding="0.4305in" style:shadow="#000000 0in 0in"/>
    </style:style>
    <style:style style:name="P87" style:parent-style-name="Normal" style:family="paragraph">
      <style:paragraph-properties fo:border="0in solid #FFFFFF" fo:padding="0.4305in" style:shadow="#000000 0in 0in"/>
    </style:style>
    <style:style style:name="P88" style:parent-style-name="Normal" style:family="paragraph">
      <style:paragraph-properties fo:border="0in solid #FFFFFF" fo:padding="0.4305in" style:shadow="#000000 0in 0in"/>
    </style:style>
    <style:style style:name="P89" style:parent-style-name="Heading2" style:family="paragraph">
      <style:paragraph-properties fo:border="0in solid #FFFFFF" fo:padding="0.4305in" style:shadow="#000000 0in 0in"/>
    </style:style>
    <style:style style:name="T90" style:parent-style-name="DefaultParagraphFont" style:family="text">
      <style:text-properties fo:language="fr" fo:country="FR"/>
    </style:style>
    <style:style style:name="P91" style:parent-style-name="Heading2" style:family="paragraph">
      <style:paragraph-properties fo:border="0in solid #FFFFFF" fo:padding="0.4305in" style:shadow="#000000 0in 0in"/>
    </style:style>
    <style:style style:name="P92" style:parent-style-name="Normal" style:family="paragraph">
      <style:paragraph-properties fo:border="0in solid #FFFFFF" fo:padding="0.4305in" style:shadow="#000000 0in 0in"/>
    </style:style>
    <style:style style:name="P93" style:parent-style-name="ListParagraph" style:family="paragraph">
      <style:paragraph-properties fo:border="0in solid #FFFFFF" fo:padding="0.4305in" style:shadow="#000000 0in 0in"/>
    </style:style>
    <style:style style:name="P94" style:parent-style-name="ListParagraph" style:family="paragraph">
      <style:paragraph-properties fo:border="0in solid #FFFFFF" fo:padding="0.4305in" style:shadow="#000000 0in 0in"/>
    </style:style>
    <style:style style:name="P95" style:parent-style-name="ListParagraph" style:family="paragraph">
      <style:paragraph-properties fo:border="0in solid #FFFFFF" fo:padding="0.4305in" style:shadow="#000000 0in 0in"/>
    </style:style>
    <style:style style:name="P96" style:parent-style-name="Normal" style:family="paragraph">
      <style:paragraph-properties fo:border="0in solid #FFFFFF" fo:padding="0.4305in" style:shadow="#000000 0in 0in"/>
      <style:text-properties fo:language="fr" fo:country="FR"/>
    </style:style>
    <style:style style:name="P97" style:parent-style-name="Normal" style:family="paragraph">
      <style:paragraph-properties fo:border="0in solid #FFFFFF" fo:padding="0.4305in" style:shadow="#000000 0in 0in"/>
      <style:text-properties fo:language="fr" fo:country="FR"/>
    </style:style>
    <style:style style:name="P98" style:parent-style-name="Normal" style:family="paragraph">
      <style:paragraph-properties fo:border="0in solid #FFFFFF" fo:padding="0.4305in" style:shadow="#000000 0in 0in"/>
      <style:text-properties fo:language="fr" fo:country="FR"/>
    </style:style>
    <style:style style:name="P99" style:parent-style-name="Heading2" style:family="paragraph">
      <style:paragraph-properties fo:border="0in solid #FFFFFF" fo:padding="0.4305in" style:shadow="#000000 0in 0in"/>
    </style:style>
    <style:style style:name="P100" style:parent-style-name="Normal" style:family="paragraph">
      <style:paragraph-properties fo:border="0in solid #FFFFFF" fo:padding="0.4305in" style:shadow="#000000 0in 0in"/>
      <style:text-properties fo:language="fr" fo:country="FR"/>
    </style:style>
    <style:style style:name="P101" style:parent-style-name="Normal" style:family="paragraph">
      <style:paragraph-properties fo:border="0in solid #FFFFFF" fo:padding="0.4305in" style:shadow="#000000 0in 0in"/>
      <style:text-properties fo:language="fr" fo:country="FR"/>
    </style:style>
    <style:style style:name="P102" style:parent-style-name="Normal" style:family="paragraph">
      <style:paragraph-properties fo:border="0in solid #FFFFFF" fo:padding="0.4305in" style:shadow="#000000 0in 0in"/>
      <style:text-properties fo:language="fr" fo:country="FR"/>
    </style:style>
    <style:style style:name="P103" style:parent-style-name="Heading2" style:family="paragraph">
      <style:paragraph-properties fo:border="0in solid #FFFFFF" fo:padding="0.4305in" style:shadow="#000000 0in 0in"/>
    </style:style>
    <style:style style:name="T104" style:parent-style-name="DefaultParagraphFont" style:family="text">
      <style:text-properties fo:language="fr" fo:country="FR"/>
    </style:style>
    <style:style style:name="P105" style:parent-style-name="Normal" style:family="paragraph">
      <style:paragraph-properties fo:border="0in solid #FFFFFF" fo:padding="0.4305in" style:shadow="#000000 0in 0in"/>
      <style:text-properties fo:language="fr" fo:country="FR"/>
    </style:style>
    <style:style style:name="P106" style:parent-style-name="Normal" style:family="paragraph">
      <style:paragraph-properties fo:border="0in solid #FFFFFF" fo:padding="0.4305in" style:shadow="#000000 0in 0in"/>
      <style:text-properties fo:language="fr" fo:country="FR"/>
    </style:style>
    <style:style style:name="P107" style:parent-style-name="Normal" style:family="paragraph">
      <style:paragraph-properties fo:border="0in solid #FFFFFF" fo:padding="0.4305in" style:shadow="#000000 0in 0in"/>
    </style:style>
    <style:style style:name="T108" style:parent-style-name="DefaultParagraphFont" style:family="text">
      <style:text-properties fo:language="fr" fo:country="FR"/>
    </style:style>
  </office:automatic-styles>
  <office:body>
    <office:text text:use-soft-page-breaks="true">
      <text:p text:style-name="P1"><text:bookmark-start text:name="_heading=h.gjdgxs"/><text:bookmark-end text:name="_heading=h.gjdgxs"/></text:p>
      <text:p text:style-name="P5"><text:bookmark-start text:name="_heading=h.30j0zll"/><text:bookmark-end text:name="_heading=h.30j0zll"/></text:p>
      <text:p text:style-name="P6"><text:bookmark-start text:name="_heading=h.1fob9te"/><text:bookmark-end text:name="_heading=h.1fob9te"/></text:p>
      <text:p text:style-name="P7"><text:bookmark-start text:name="_heading=h.3znysh7"/><text:bookmark-end text:name="_heading=h.3znysh7"/></text:p>
      <text:p text:style-name="P8"><text:bookmark-start text:name="_heading=h.2et92p0"/><text:bookmark-end text:name="_heading=h.2et92p0"/></text:p>
      <text:p text:style-name="P9"><text:bookmark-start text:name="_heading=h.tyjcwt"/><text:bookmark-end text:name="_heading=h.tyjcwt"/></text:p>
      <text:p text:style-name="P10"><text:bookmark-start text:name="_heading=h.3dy6vkm"/><text:bookmark-end text:name="_heading=h.3dy6vkm"/></text:p>
      <text:p text:style-name="P11"><text:bookmark-start text:name="_heading=h.1t3h5sf"/><text:bookmark-end text:name="_heading=h.1t3h5sf"/></text:p>
      <text:p text:style-name="P12"><text:bookmark-start text:name="_heading=h.4d34og8"/><text:bookmark-end text:name="_heading=h.4d34og8"/>Parcours Développeur d’applications - Spécialisation PHP / Symfony</text:p>
      <text:p text:style-name="P13"><text:bookmark-start text:name="_heading=h.2s8eyo1"/><text:bookmark-end text:name="_heading=h.2s8eyo1"/>Projet #6 - Développez de A à Z le site communautaire SnowTricks</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Annexe - Spécifications détaillées</text:p>
      <text:p text:style-name="P29"/>
      <text:p text:style-name="P30"/>
      <text:p text:style-name="P31"/>
      <text:p text:style-name="P32"><text:span text:style-name="T33">Ce document présente les fonctionnalités présent</text:span><text:span text:style-name="T34">es dans l’ensemble des pages qu’il</text:span><text:span text:style-name="T35"><text:s/>vous est demandé de développer du<text:s/></text:span><text:a xlink:href="https://openclassrooms.com/projects/developpez-de-a-a-z-le-site-communautaire-snowtricks" office:target-frame-name="_top" xlink:show="replace"><text:span text:style-name="T36">projet #6</text:span></text:a><text:span text:style-name="T37"><text:s/>du<text:s/></text:span><text:a xlink:href="https://openclassrooms.com/paths/developpeur-se-d-application-php-symfony" office:target-frame-name="_top" xlink:show="replace"><text:span text:style-name="T38">parcours Développeur d’applications, spécialisation PHP/Symfony</text:span></text:a><text:span text:style-name="T39">.</text:span></text:p>
      <text:h text:style-name="P40" text:outline-level="2"><text:bookmark-start text:name="_heading=h.17dp8vu"/><text:bookmark-end text:name="_heading=h.17dp8vu"/>Page d’accueil - Liste des figures de snowboard</text:h>
      <text:p text:style-name="P41">La page est accessible par tous les utilisateurs. On y verra la liste des noms de figures. L’utilisateur a la possibilité de cliquer sur le nom d’une figure pour accéder à la page de détails<text:s/>de cette figure.</text:p>
      <text:p text:style-name="P42"/>
      <text:p text:style-name="P43">Si l’utilisateur est connecté, il pourra cliquer sur :</text:p>
      <text:list text:style-name="LFO5" text:continue-numbering="true">
        <text:list-item>
          <text:p text:style-name="P44">une petit icône en forme de stylo situé juste à côté du nom qui redirigera l’utilisateur vers un formulaire de modification de figure ;</text:p>
        </text:list-item>
        <text:list-item>
          <text:p text:style-name="P45">une corbeille située juste à côté du nom pour supprimer la figure.</text:p>
        </text:list-item>
      </text:list>
      <text:h text:style-name="P46" text:outline-level="2"><text:bookmark-start text:name="_heading=h.3rdcrjn"/><text:bookmark-end text:name="_heading=h.3rdcrjn"/>Page de création de figure de snowboard</text:h>
      <text:p text:style-name="P47">Le formulaire comportera les champs suivants :</text:p>
      <text:list text:style-name="LFO4" text:continue-numbering="true">
        <text:list-item>
          <text:p text:style-name="P48">nom ;</text:p>
        </text:list-item>
        <text:list-item>
          <text:p text:style-name="P49">description ;</text:p>
        </text:list-item>
        <text:list-item>
          <text:p text:style-name="P50">groupe de la figure ;</text:p>
        </text:list-item>
        <text:list-item>
          <text:p text:style-name="P51">une ou plusieurs illustration(s) ;</text:p>
        </text:list-item>
        <text:list-item>
          <text:p text:style-name="P52">une ou<text:s/>plusieurs<text:s/>vidéo(s).</text:p>
        </text:list-item>
      </text:list>
      <text:p text:style-name="P53"/>
      <text:p text:style-name="P54">Le formulaire n’est accessible que si l’utilisateur est authentifié.</text:p>
      <text:p text:style-name="P55"/>
      <text:p text:style-name="P56">Lorsque l’utilisateur soumet le formulaire, il faut que :</text:p>
      <text:list text:style-name="LFO3" text:continue-numbering="true">
        <text:list-item>
          <text:p text:style-name="P57">cette figure n’existe pas déjà en base de données (contrainte d’unicité sur le nom) ;</text:p>
        </text:list-item>
        <text:list-item>
          <text:p text:style-name="P58">il soit redirigé sur la page du formulaire en cas d'erreur, en précisant le(s) type(s) d'erreurs ;</text:p>
        </text:list-item>
        <text:list-item>
          <text:p text:style-name="P59">il soit redirigé sur la page listant des figures avec un message flash donnant une indication concernant le bon déroulement de l'enregistrement en base de données en cas de succès.</text:p>
        </text:list-item>
      </text:list>
      <text:p text:style-name="P60"/>
      <text:p text:style-name="P61">Pour les vidéos, l’utilisateur pourra coller une balise embed provenant de la plateforme de son choix (Youtube, Dailymotion…).</text:p>
      <text:h text:style-name="P62" text:outline-level="2"><text:bookmark-start text:name="_heading=h.26in1rg"/><text:bookmark-end text:name="_heading=h.26in1rg"/>Page de modification de figure de snowboard</text:h>
      <text:p text:style-name="P63">Les besoins sont les mêmes que pour la création. La seule différence est qu’il<text:s/>faut que les champs soient pré-remplis au moment où l’utilisateur arrive sur cette page.</text:p>
      <text:h text:style-name="P64" text:outline-level="2"><text:bookmark-start text:name="_heading=h.lnxbz9"/><text:bookmark-end text:name="_heading=h.lnxbz9"/>Page de présentation d’une figure</text:h>
      <text:p text:style-name="P65">Les informations suivantes doivent figurer sur la page :</text:p>
      <text:list text:style-name="LFO1" text:continue-numbering="true">
        <text:list-item>
          <text:p text:style-name="P66">nom de la figure ;</text:p>
        </text:list-item>
        <text:list-item>
          <text:p text:style-name="P67">sa description ;</text:p>
        </text:list-item>
        <text:list-item>
          <text:p text:style-name="P68">le groupe de la figure ;</text:p>
        </text:list-item>
        <text:list-item>
          <text:p text:style-name="P69">la ou les photos rattachées à la figure ;</text:p>
        </text:list-item>
        <text:list-item>
          <text:p text:style-name="P70">la ou les vidéos rattachées à la figure ;</text:p>
        </text:list-item>
        <text:list-item>
          <text:p text:style-name="P71">l’espace de discussion (plus de détails<text:s/>à la section suivante).</text:p>
        </text:list-item>
      </text:list>
      <text:p text:style-name="P72"/>
      <text:p text:style-name="P73">La manière dont vous souhaitez disposer les informations est laissée à votre imagination. Le but étant que ce soit agréable et facile à consulter pour un utilisateur. Inspirez-vous de ce qui existe. 😉</text:p>
      <text:p text:style-name="P74"/>
      <text:p text:style-name="P75">Les URL des pages des figures doivent contenir le nom de la figure<text:s/>sous forme de<text:s/>slug.</text:p>
      <text:h text:style-name="P76" text:outline-level="2"><text:bookmark-start text:name="_heading=h.35nkun2"/><text:bookmark-end text:name="_heading=h.35nkun2"/>Espace de discussion commun autour d’une figure</text:h>
      <text:p text:style-name="P77">Les utilisateurs qui ne sont pas authentifiés peuvent consulter les discussions de toutes les figures. En revanche, ils ne peuvent pas poster de message.</text:p>
      <text:p text:style-name="P78"/>
      <text:p text:style-name="P79">Pour chaque message, il sera affiché les informations suivantes :</text:p>
      <text:list text:style-name="LFO2" text:continue-numbering="true">
        <text:list-item>
          <text:p text:style-name="P80">le nom complet de l’auteur du message ;</text:p>
        </text:list-item>
        <text:list-item>
          <text:p text:style-name="P81">la photo de l’auteur du message ;</text:p>
        </text:list-item>
        <text:list-item>
          <text:p text:style-name="P82">la date de création du message ;</text:p>
        </text:list-item>
        <text:list-item>
          <text:p text:style-name="P83">le contenu du message.</text:p>
        </text:list-item>
      </text:list>
      <text:p text:style-name="P84"/>
      <text:p text:style-name="P85">Dans cet espace de discussion, on peut voir la liste des messages postés par les membres, du plus récent au plus ancien.</text:p>
      <text:p text:style-name="P86">Ces messages doivent être paginés (10 par page).</text:p>
      <text:p text:style-name="P87"/>
      <text:p text:style-name="P88">Si l’utilisateur est authentifié, il peut voir un formulaire<text:s/>au-dessus<text:s/>de la liste avec un champs “message” qui est obligatoire. L’utilisateur<text:s/>peut poster autant de messages<text:s/>qu’il le souhaite.</text:p>
      <text:h text:style-name="P89" text:outline-level="2">Page<text:span text:style-name="T90"><text:s/>de<text:s/></text:span>connexion</text:h>
      <text:p text:style-name="Normal">La connexion se fait sur une page dédiée via le nom d’utilisateur et le mot de passe.</text:p>
      <text:p text:style-name="Normal"/>
      <text:p text:style-name="Normal">Un bouton « mot de passe oublié » est présent et redirige l’utilisateur sur la page de mot de passe oublié.</text:p>
      <text:h text:style-name="P91" text:outline-level="2">Page d’inscription</text:h>
      <text:p text:style-name="P92">La page d’inscription présente un formulaire qui demande :</text:p>
      <text:list text:style-name="LFO6" text:continue-numbering="true">
        <text:list-item>
          <text:p text:style-name="P93">le nom d’utilisateur ;</text:p>
        </text:list-item>
        <text:list-item>
          <text:p text:style-name="P94">l’adresse email ;</text:p>
        </text:list-item>
        <text:list-item>
          <text:p text:style-name="P95">le mot de passe.</text:p>
        </text:list-item>
      </text:list>
      <text:p text:style-name="P96"/>
      <text:p text:style-name="P97">Une fois ces informations entrées, l’utilisateur reçoit un email permettant de valider la création du compte et d’activer le compte (via un token de validation par exemple).</text:p>
      <text:p text:style-name="P98"/>
      <text:h text:style-name="P99" text:outline-level="2">Page d’oubli du mot de passe</text:h>
      <text:p text:style-name="P100">Lorsque l’utilisateur a oublié son mot de passe, il peut cliquer sur « mot de passe oublié » et sera redirigé vers la page d’oubli du mot de passe.</text:p>
      <text:p text:style-name="P101"/>
      <text:p text:style-name="P102">Sur celle-ci, il lui sera demandé son nom d’utilisateur via un formulaire. Une fois entré, il recevra un email avec un lien de création de nouveau mot de passe qui l’emmènera vers la page de réinitialisation du mot de passe.<text:s/></text:p>
      <text:h text:style-name="P103" text:outline-level="2">Page<text:span text:style-name="T104"><text:s/>réinitialisation du mot de passe</text:span></text:h>
      <text:p text:style-name="P105">Une fois arrivé sur cette page, l’utilisateur peut entrer un nouveau mot de passe via un formulaire.</text:p>
      <text:p text:style-name="P106"/>
      <text:p text:style-name="P107"><text:span text:style-name="T108">Une fois son mot de passe changé, l’utilisateur sera redirigé vers la page d’accuei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roma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fo:text-align="end"/>
    </style:style>
    <style:style style:name="P3" style:parent-style-name="Normal" style:family="paragraph">
      <style:paragraph-properties fo:border="0in solid #FFFFFF" fo:padding="0.4305in" style:shadow="#000000 0in 0in"/>
    </style:style>
    <style:style style:name="P4" style:parent-style-name="Normal" style:family="paragraph">
      <style:paragraph-properties fo:border="0in solid #FFFFFF" fo:padding="0.4305in" style:shadow="#000000 0in 0in"/>
    </style:style>
  </office:automatic-styles>
  <office:master-styles>
    <style:master-page style:name="MP0" style:page-layout-name="PL0">
      <style:footer>
        <text:p text:style-name="P2"><text:page-number text:fixed="false">1</text:page-number></text:p>
      </style:footer>
    </style:master-page>
    <style:master-page style:next-style-name="MP0" style:name="MPF0" style:page-layout-name="PL0">
      <style:header>
        <text:p text:style-name="P3"/>
      </style:header>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as Patschkowski</dc:creator>
    <meta:creation-date>2021-07-28T18:07:00Z</meta:creation-date>
    <dc:date>2021-07-28T18:07:00Z</dc:date>
    <meta:template xlink:href="Normal.dotm" xlink:type="simple"/>
    <meta:editing-cycles>2</meta:editing-cycles>
    <meta:editing-duration>PT0S</meta:editing-duration>
    <meta:document-statistic meta:page-count="1" meta:paragraph-count="9" meta:word-count="692" meta:character-count="4630" meta:row-count="32" meta:non-whitespace-character-count="3947"/>
  </office:meta>
</office:document-meta>
</file>